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909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"/>
    </style:style>
    <style:style style:name="ce5" style:family="table-cell" style:parent-style-name="Default">
      <style:text-properties style:font-name="time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" fo:font-weight="normal" style:font-weight-asian="normal" style:font-weight-complex="normal"/>
    </style:style>
    <style:style style:name="ce8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ot4_KS_vs_GT_performance_comparison_20250820-111111_EMUsort,Kilosort4,MUedit_25,25,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ort_type</text:p>
          </table:table-cell>
          <table:table-cell office:value-type="string" calcext:value-type="string">
            <text:p>datestring</text:p>
          </table:table-cell>
          <table:table-cell office:value-type="string" calcext:value-type="string">
            <text:p>noise_level</text:p>
          </table:table-cell>
          <table:table-cell/>
          <table:table-cell office:value-type="string" calcext:value-type="string">
            <text:p>KS accuracy</text:p>
          </table:table-cell>
          <table:table-cell office:value-type="string" calcext:value-type="string">
            <text:p>Error Rate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9532754593582" calcext:value-type="float">
            <text:p>0.999532754593582</text:p>
          </table:table-cell>
          <table:table-cell office:value-type="float" office:value="0.999460307683283" calcext:value-type="float">
            <text:p>0.999460307683283</text:p>
          </table:table-cell>
          <table:table-cell office:value-type="float" office:value="0.99899428917833" calcext:value-type="float">
            <text:p>0.9989942891783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14757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]+[.$C2]-1" office:value-type="float" office:value="0.998993062276865" calcext:value-type="float">
            <text:p>0.998993062276865</text:p>
          </table:table-cell>
          <table:table-cell table:formula="of:=1-[.I2]" office:value-type="float" office:value="0.00100693772313498" calcext:value-type="float">
            <text:p>0.00100693772313498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8911818008903" calcext:value-type="float">
            <text:p>0.998911818008903</text:p>
          </table:table-cell>
          <table:table-cell office:value-type="float" office:value="0.996700902583256" calcext:value-type="float">
            <text:p>0.996700902583256</text:p>
          </table:table-cell>
          <table:table-cell office:value-type="float" office:value="0.995627168665028" calcext:value-type="float">
            <text:p>0.99562716866502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8470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]+[.$C3]-1" office:value-type="float" office:value="0.995612720592159" calcext:value-type="float">
            <text:p>0.995612720592159</text:p>
          </table:table-cell>
          <table:table-cell table:formula="of:=1-[.I3]" office:value-type="float" office:value="0.00438727940784078" calcext:value-type="float">
            <text:p>0.00438727940784078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069715501855" calcext:value-type="float">
            <text:p>0.998069715501855</text:p>
          </table:table-cell>
          <table:table-cell office:value-type="float" office:value="0.995507347466351" calcext:value-type="float">
            <text:p>0.995507347466351</text:p>
          </table:table-cell>
          <table:table-cell office:value-type="float" office:value="0.99358197078423" calcext:value-type="float">
            <text:p>0.9935819707842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022446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]+[.$C4]-1" office:value-type="float" office:value="0.993577062968206" calcext:value-type="float">
            <text:p>0.993577062968206</text:p>
          </table:table-cell>
          <table:table-cell table:formula="of:=1-[.I4]" office:value-type="float" office:value="0.00642293703179409" calcext:value-type="float">
            <text:p>0.00642293703179409</text:p>
          </table:table-cell>
          <table:table-cell/>
          <table:table-cell table:style-name="ce5" office:value-type="string" calcext:value-type="string">
            <text:p>Accuracy</text:p>
          </table:table-cell>
          <table:table-cell table:style-name="ce4"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97772873272068" calcext:value-type="float">
            <text:p>0.997772873272068</text:p>
          </table:table-cell>
          <table:table-cell office:value-type="float" office:value="0.995488017727583" calcext:value-type="float">
            <text:p>0.995488017727583</text:p>
          </table:table-cell>
          <table:table-cell office:value-type="float" office:value="0.993267698961129" calcext:value-type="float">
            <text:p>0.99326769896112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50285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]+[.$C5]-1" office:value-type="float" office:value="0.993260890999651" calcext:value-type="float">
            <text:p>0.993260890999651</text:p>
          </table:table-cell>
          <table:table-cell table:formula="of:=1-[.I5]" office:value-type="float" office:value="0.00673910900034902" calcext:value-type="float">
            <text:p>0.00673910900034902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8414396120086" calcext:value-type="float">
            <text:p>0.998414396120086</text:p>
          </table:table-cell>
          <table:table-cell office:value-type="float" office:value="0.99407188240689" calcext:value-type="float">
            <text:p>0.99407188240689</text:p>
          </table:table-cell>
          <table:table-cell office:value-type="float" office:value="0.992495717680161" calcext:value-type="float">
            <text:p>0.99249571768016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2644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6]+[.$C6]-1" office:value-type="float" office:value="0.992486278526976" calcext:value-type="float">
            <text:p>0.992486278526976</text:p>
          </table:table-cell>
          <table:table-cell table:formula="of:=1-[.I6]" office:value-type="float" office:value="0.00751372147302387" calcext:value-type="float">
            <text:p>0.00751372147302387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:.D26])" office:value-type="percentage" office:value="0.98164106505741" calcext:value-type="percentage">
            <text:p>98.2%</text:p>
          </table:table-cell>
          <table:table-cell table:style-name="ce8" table:formula="of:=AVERAGE([.D2:.D26])" office:value-type="percentage" office:value="0.971785150592157" calcext:value-type="percentage">
            <text:p>97.2%</text:p>
          </table:table-cell>
          <table:table-cell table:style-name="ce8" table:formula="of:=STDEV([.D2:.D26])" office:value-type="percentage" office:value="0.0256195162224082" calcext:value-type="percentage">
            <text:p>2.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6262213275492" calcext:value-type="float">
            <text:p>0.996262213275492</text:p>
          </table:table-cell>
          <table:table-cell office:value-type="float" office:value="0.996126531580492" calcext:value-type="float">
            <text:p>0.996126531580492</text:p>
          </table:table-cell>
          <table:table-cell office:value-type="float" office:value="0.992403383983338" calcext:value-type="float">
            <text:p>0.99240338398333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47674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7]+[.$C7]-1" office:value-type="float" office:value="0.992388744855984" calcext:value-type="float">
            <text:p>0.992388744855984</text:p>
          </table:table-cell>
          <table:table-cell table:formula="of:=1-[.I7]" office:value-type="float" office:value="0.00761125514401595" calcext:value-type="float">
            <text:p>0.00761125514401595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7:.D51])" office:value-type="percentage" office:value="0.959039983289406" calcext:value-type="percentage">
            <text:p>95.9%</text:p>
          </table:table-cell>
          <table:table-cell table:style-name="ce8" table:formula="of:=AVERAGE([.D27:.D51])" office:value-type="percentage" office:value="0.957454970334118" calcext:value-type="percentage">
            <text:p>95.7%</text:p>
          </table:table-cell>
          <table:table-cell table:style-name="ce8" table:formula="of:=STDEV([.D27:.D51])" office:value-type="percentage" office:value="0.0227737860305666" calcext:value-type="percentage">
            <text:p>2.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4836568648527" calcext:value-type="float">
            <text:p>0.994836568648527</text:p>
          </table:table-cell>
          <table:table-cell office:value-type="float" office:value="0.997311707089352" calcext:value-type="float">
            <text:p>0.997311707089352</text:p>
          </table:table-cell>
          <table:table-cell office:value-type="float" office:value="0.992169077541421" calcext:value-type="float">
            <text:p>0.99216907754142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29324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8]+[.$C8]-1" office:value-type="float" office:value="0.992148275737879" calcext:value-type="float">
            <text:p>0.992148275737879</text:p>
          </table:table-cell>
          <table:table-cell table:formula="of:=1-[.I8]" office:value-type="float" office:value="0.007851724262121" calcext:value-type="float">
            <text:p>0.007851724262121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D52:.D55])" office:value-type="percentage" office:value="0.934466695362191" calcext:value-type="percentage">
            <text:p>93.4%</text:p>
          </table:table-cell>
          <table:table-cell table:style-name="ce8" table:formula="of:=AVERAGE([.D52:.D55])" office:value-type="percentage" office:value="0.913332952378421" calcext:value-type="percentage">
            <text:p>91.3%</text:p>
          </table:table-cell>
          <table:table-cell table:style-name="ce8" table:formula="of:=STDEV([.D52:.D55])" office:value-type="percentage" office:value="0.0511112278210677" calcext:value-type="percentage">
            <text:p>5.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7106901741074" calcext:value-type="float">
            <text:p>0.997106901741074</text:p>
          </table:table-cell>
          <table:table-cell office:value-type="float" office:value="0.994142282383431" calcext:value-type="float">
            <text:p>0.994142282383431</text:p>
          </table:table-cell>
          <table:table-cell office:value-type="float" office:value="0.991288217008443" calcext:value-type="float">
            <text:p>0.99128821700844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9206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9]+[.$C9]-1" office:value-type="float" office:value="0.991249184124505" calcext:value-type="float">
            <text:p>0.991249184124505</text:p>
          </table:table-cell>
          <table:table-cell table:formula="of:=1-[.I9]" office:value-type="float" office:value="0.00875081587549498" calcext:value-type="float">
            <text:p>0.00875081587549498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8979951019142" calcext:value-type="float">
            <text:p>0.998979951019142</text:p>
          </table:table-cell>
          <table:table-cell office:value-type="float" office:value="0.992180054272954" calcext:value-type="float">
            <text:p>0.992180054272954</text:p>
          </table:table-cell>
          <table:table-cell office:value-type="float" office:value="0.991182887744808" calcext:value-type="float">
            <text:p>0.99118288774480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31768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0]+[.$C10]-1" office:value-type="float" office:value="0.991160005292096" calcext:value-type="float">
            <text:p>0.991160005292096</text:p>
          </table:table-cell>
          <table:table-cell table:formula="of:=1-[.I10]" office:value-type="float" office:value="0.00883999470790409" calcext:value-type="float">
            <text:p>0.00883999470790409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5464416215956" calcext:value-type="float">
            <text:p>0.995464416215956</text:p>
          </table:table-cell>
          <table:table-cell office:value-type="float" office:value="0.994221735559212" calcext:value-type="float">
            <text:p>0.994221735559212</text:p>
          </table:table-cell>
          <table:table-cell office:value-type="float" office:value="0.989771762310284" calcext:value-type="float">
            <text:p>0.98977176231028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44241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1]+[.$C11]-1" office:value-type="float" office:value="0.989686151775168" calcext:value-type="float">
            <text:p>0.989686151775168</text:p>
          </table:table-cell>
          <table:table-cell table:formula="of:=1-[.I11]" office:value-type="float" office:value="0.0103138482248319" calcext:value-type="float">
            <text:p>0.0103138482248319</text:p>
          </table:table-cell>
          <table:table-cell/>
          <table:table-cell table:style-name="ce5" office:value-type="string" calcext:value-type="string">
            <text:p>KS Accuracy</text:p>
          </table:table-cell>
          <table:table-cell table:style-name="ce4"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92067738221853" calcext:value-type="float">
            <text:p>0.992067738221853</text:p>
          </table:table-cell>
          <table:table-cell office:value-type="float" office:value="0.997556818054855" calcext:value-type="float">
            <text:p>0.997556818054855</text:p>
          </table:table-cell>
          <table:table-cell office:value-type="float" office:value="0.989674479755713" calcext:value-type="float">
            <text:p>0.98967447975571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00242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2]+[.$C12]-1" office:value-type="float" office:value="0.989624556276708" calcext:value-type="float">
            <text:p>0.989624556276708</text:p>
          </table:table-cell>
          <table:table-cell table:formula="of:=1-[.I12]" office:value-type="float" office:value="0.0103754437232921" calcext:value-type="float">
            <text:p>0.010375443723292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3359803177155" calcext:value-type="float">
            <text:p>0.993359803177155</text:p>
          </table:table-cell>
          <table:table-cell office:value-type="float" office:value="0.995658391999755" calcext:value-type="float">
            <text:p>0.995658391999755</text:p>
          </table:table-cell>
          <table:table-cell office:value-type="float" office:value="0.989024403146341" calcext:value-type="float">
            <text:p>0.98902440314634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0405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3]+[.$C13]-1" office:value-type="float" office:value="0.98901819517691" calcext:value-type="float">
            <text:p>0.98901819517691</text:p>
          </table:table-cell>
          <table:table-cell table:formula="of:=1-[.I13]" office:value-type="float" office:value="0.0109818048230901" calcext:value-type="float">
            <text:p>0.0109818048230901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:.I26])" office:value-type="percentage" office:value="0.981447547742449" calcext:value-type="percentage">
            <text:p>98.1%</text:p>
          </table:table-cell>
          <table:table-cell table:style-name="ce8" table:formula="of:=AVERAGE([.I2:.I26])" office:value-type="percentage" office:value="0.970778120573455" calcext:value-type="percentage">
            <text:p>97.1%</text:p>
          </table:table-cell>
          <table:table-cell table:style-name="ce8" table:formula="of:=STDEV([.I2:.I26])" office:value-type="percentage" office:value="0.0267557070515109" calcext:value-type="percentage">
            <text:p>2.7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5835764763365" calcext:value-type="float">
            <text:p>0.995835764763365</text:p>
          </table:table-cell>
          <table:table-cell office:value-type="float" office:value="0.985611782979084" calcext:value-type="float">
            <text:p>0.985611782979084</text:p>
          </table:table-cell>
          <table:table-cell office:value-type="float" office:value="0.98164106505741" calcext:value-type="float">
            <text:p>0.9816410650574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3268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4]+[.$C14]-1" office:value-type="float" office:value="0.981447547742449" calcext:value-type="float">
            <text:p>0.981447547742449</text:p>
          </table:table-cell>
          <table:table-cell table:formula="of:=1-[.I14]" office:value-type="float" office:value="0.0185524522575511" calcext:value-type="float">
            <text:p>0.0185524522575511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7:.I51])" office:value-type="percentage" office:value="0.958518052604379" calcext:value-type="percentage">
            <text:p>95.9%</text:p>
          </table:table-cell>
          <table:table-cell table:style-name="ce8" table:formula="of:=AVERAGE([.I27:.I51])" office:value-type="percentage" office:value="0.956284186423252" calcext:value-type="percentage">
            <text:p>95.6%</text:p>
          </table:table-cell>
          <table:table-cell table:style-name="ce8" table:formula="of:=STDEV([.I27:.I51])" office:value-type="percentage" office:value="0.0237751611485776" calcext:value-type="percentage">
            <text:p>2.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7956970433179" calcext:value-type="float">
            <text:p>0.977956970433179</text:p>
          </table:table-cell>
          <table:table-cell office:value-type="float" office:value="0.997463536838339" calcext:value-type="float">
            <text:p>0.997463536838339</text:p>
          </table:table-cell>
          <table:table-cell office:value-type="float" office:value="0.975469599205917" calcext:value-type="float">
            <text:p>0.97546959920591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25399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5]+[.$C15]-1" office:value-type="float" office:value="0.975420507271518" calcext:value-type="float">
            <text:p>0.975420507271518</text:p>
          </table:table-cell>
          <table:table-cell table:formula="of:=1-[.I15]" office:value-type="float" office:value="0.0245794927284821" calcext:value-type="float">
            <text:p>0.0245794927284821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I52:.I55])" office:value-type="percentage" office:value="0.933630252956385" calcext:value-type="percentage">
            <text:p>93.4%</text:p>
          </table:table-cell>
          <table:table-cell table:style-name="ce8" table:formula="of:=AVERAGE([.I52:.I55])" office:value-type="percentage" office:value="0.900666483007496" calcext:value-type="percentage">
            <text:p>90.1%</text:p>
          </table:table-cell>
          <table:table-cell table:style-name="ce8" table:formula="of:=STDEV([.I52:.I55])" office:value-type="percentage" office:value="0.0749373697147991" calcext:value-type="percentage">
            <text:p>7.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2034953820085" calcext:value-type="float">
            <text:p>0.972034953820085</text:p>
          </table:table-cell>
          <table:table-cell office:value-type="float" office:value="0.99614804746941" calcext:value-type="float">
            <text:p>0.99614804746941</text:p>
          </table:table-cell>
          <table:table-cell office:value-type="float" office:value="0.96833852326542" calcext:value-type="float">
            <text:p>0.9683385232654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6185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6]+[.$C16]-1" office:value-type="float" office:value="0.968183001289495" calcext:value-type="float">
            <text:p>0.968183001289495</text:p>
          </table:table-cell>
          <table:table-cell table:formula="of:=1-[.I16]" office:value-type="float" office:value="0.031816998710505" calcext:value-type="float">
            <text:p>0.031816998710505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7792177404976" calcext:value-type="float">
            <text:p>0.977792177404976</text:p>
          </table:table-cell>
          <table:table-cell office:value-type="float" office:value="0.986159412617957" calcext:value-type="float">
            <text:p>0.986159412617957</text:p>
          </table:table-cell>
          <table:table-cell office:value-type="float" office:value="0.965378940306856" calcext:value-type="float">
            <text:p>0.96537894030685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00991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7]+[.$C17]-1" office:value-type="float" office:value="0.963951590022933" calcext:value-type="float">
            <text:p>0.963951590022933</text:p>
          </table:table-cell>
          <table:table-cell table:formula="of:=1-[.I17]" office:value-type="float" office:value="0.036048409977067" calcext:value-type="float">
            <text:p>0.036048409977067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5041884401435" calcext:value-type="float">
            <text:p>0.985041884401435</text:p>
          </table:table-cell>
          <table:table-cell office:value-type="float" office:value="0.977077818731638" calcext:value-type="float">
            <text:p>0.977077818731638</text:p>
          </table:table-cell>
          <table:table-cell office:value-type="float" office:value="0.964521241861674" calcext:value-type="float">
            <text:p>0.96452124186167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50255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8]+[.$C18]-1" office:value-type="float" office:value="0.962119703133073" calcext:value-type="float">
            <text:p>0.962119703133073</text:p>
          </table:table-cell>
          <table:table-cell table:formula="of:=1-[.I18]" office:value-type="float" office:value="0.037880296866927" calcext:value-type="float">
            <text:p>0.037880296866927</text:p>
          </table:table-cell>
          <table:table-cell/>
          <table:table-cell table:style-name="ce5" office:value-type="string" calcext:value-type="string">
            <text:p>Error Rate</text:p>
          </table:table-cell>
          <table:table-cell table:style-name="ce4"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0309952642846" calcext:value-type="float">
            <text:p>0.980309952642846</text:p>
          </table:table-cell>
          <table:table-cell office:value-type="float" office:value="0.978188903959449" calcext:value-type="float">
            <text:p>0.978188903959449</text:p>
          </table:table-cell>
          <table:table-cell office:value-type="float" office:value="0.96144036613559" calcext:value-type="float">
            <text:p>0.9614403661355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34733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9]+[.$C19]-1" office:value-type="float" office:value="0.958498856602295" calcext:value-type="float">
            <text:p>0.958498856602295</text:p>
          </table:table-cell>
          <table:table-cell table:formula="of:=1-[.I19]" office:value-type="float" office:value="0.0415011433977051" calcext:value-type="float">
            <text:p>0.041501143397705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all MUAPs</text:p>
          </table:table-cell>
          <table:table-cell table:style-name="ce6" office:value-type="string" calcext:value-type="string">
            <text:p>Mean (%)</text:p>
            <text:p>all MUAPs</text:p>
          </table:table-cell>
          <table:table-cell table:style-name="ce6" office:value-type="string" calcext:value-type="string">
            <text:p>Standard Deviation (%)</text:p>
            <text:p>all MUAP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4108980179764" calcext:value-type="float">
            <text:p>0.994108980179764</text:p>
          </table:table-cell>
          <table:table-cell office:value-type="float" office:value="0.966099815577299" calcext:value-type="float">
            <text:p>0.966099815577299</text:p>
          </table:table-cell>
          <table:table-cell office:value-type="float" office:value="0.961009284383836" calcext:value-type="float">
            <text:p>0.96100928438383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108366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0]+[.$C20]-1" office:value-type="float" office:value="0.960208795757063" calcext:value-type="float">
            <text:p>0.960208795757063</text:p>
          </table:table-cell>
          <table:table-cell table:formula="of:=1-[.I20]" office:value-type="float" office:value="0.0397912042429369" calcext:value-type="float">
            <text:p>0.0397912042429369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:.J26])" office:value-type="percentage" office:value="0.0185524522575511" calcext:value-type="percentage">
            <text:p>1.9%</text:p>
          </table:table-cell>
          <table:table-cell table:style-name="ce8" table:formula="of:=AVERAGE([.J2:.J26])" office:value-type="percentage" office:value="0.0292218794265448" calcext:value-type="percentage">
            <text:p>2.9%</text:p>
          </table:table-cell>
          <table:table-cell table:style-name="ce8" table:formula="of:=STDEV([.J2:.J26])" office:value-type="percentage" office:value="0.0267557070515109" calcext:value-type="percentage">
            <text:p>2.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3779555908198" calcext:value-type="float">
            <text:p>0.993779555908198</text:p>
          </table:table-cell>
          <table:table-cell office:value-type="float" office:value="0.965223985922701" calcext:value-type="float">
            <text:p>0.965223985922701</text:p>
          </table:table-cell>
          <table:table-cell office:value-type="float" office:value="0.959703336674581" calcext:value-type="float">
            <text:p>0.95970333667458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68622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1]+[.$C21]-1" office:value-type="float" office:value="0.959003541830899" calcext:value-type="float">
            <text:p>0.959003541830899</text:p>
          </table:table-cell>
          <table:table-cell table:formula="of:=1-[.I21]" office:value-type="float" office:value="0.0409964581691011" calcext:value-type="float">
            <text:p>0.0409964581691011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7:.J51])" office:value-type="percentage" office:value="0.0414819473956212" calcext:value-type="percentage">
            <text:p>4.1%</text:p>
          </table:table-cell>
          <table:table-cell table:style-name="ce8" table:formula="of:=AVERAGE([.J27:.J51])" office:value-type="percentage" office:value="0.0437158135767477" calcext:value-type="percentage">
            <text:p>4.4%</text:p>
          </table:table-cell>
          <table:table-cell table:style-name="ce8" table:formula="of:=STDEV([.J27:.J51])" office:value-type="percentage" office:value="0.0237751611485776" calcext:value-type="percentage">
            <text:p>2.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1425179262777" calcext:value-type="float">
            <text:p>0.961425179262777</text:p>
          </table:table-cell>
          <table:table-cell office:value-type="float" office:value="0.977713376079884" calcext:value-type="float">
            <text:p>0.977713376079884</text:p>
          </table:table-cell>
          <table:table-cell office:value-type="float" office:value="0.942452724345479" calcext:value-type="float">
            <text:p>0.94245272434547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60006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2]+[.$C22]-1" office:value-type="float" office:value="0.939138555342661" calcext:value-type="float">
            <text:p>0.939138555342661</text:p>
          </table:table-cell>
          <table:table-cell table:formula="of:=1-[.I22]" office:value-type="float" office:value="0.060861444657339" calcext:value-type="float">
            <text:p>0.060861444657339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J52:.J55])" office:value-type="percentage" office:value="0.066369747043615" calcext:value-type="percentage">
            <text:p>6.6%</text:p>
          </table:table-cell>
          <table:table-cell table:style-name="ce8" table:formula="of:=AVERAGE([.J52:.J55])" office:value-type="percentage" office:value="0.0993335169925037" calcext:value-type="percentage">
            <text:p>9.9%</text:p>
          </table:table-cell>
          <table:table-cell table:style-name="ce8" table:formula="of:=STDEV([.J52:.J55])" office:value-type="percentage" office:value="0.0749373697147991" calcext:value-type="percentage">
            <text:p>7.5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0590740979261" calcext:value-type="float">
            <text:p>0.980590740979261</text:p>
          </table:table-cell>
          <table:table-cell office:value-type="float" office:value="0.958667995997358" calcext:value-type="float">
            <text:p>0.958667995997358</text:p>
          </table:table-cell>
          <table:table-cell office:value-type="float" office:value="0.940847858772406" calcext:value-type="float">
            <text:p>0.94084785877240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7177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3]+[.$C23]-1" office:value-type="float" office:value="0.939258736976619" calcext:value-type="float">
            <text:p>0.939258736976619</text:p>
          </table:table-cell>
          <table:table-cell table:formula="of:=1-[.I23]" office:value-type="float" office:value="0.060741263023381" calcext:value-type="float">
            <text:p>0.06074126302338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0817636309539" calcext:value-type="float">
            <text:p>0.980817636309539</text:p>
          </table:table-cell>
          <table:table-cell office:value-type="float" office:value="0.946336717594894" calcext:value-type="float">
            <text:p>0.946336717594894</text:p>
          </table:table-cell>
          <table:table-cell office:value-type="float" office:value="0.932543849445399" calcext:value-type="float">
            <text:p>0.93254384944539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21643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4]+[.$C24]-1" office:value-type="float" office:value="0.927154353904433" calcext:value-type="float">
            <text:p>0.927154353904433</text:p>
          </table:table-cell>
          <table:table-cell table:formula="of:=1-[.I24]" office:value-type="float" office:value="0.0728456460955669" calcext:value-type="float">
            <text:p>0.072845646095566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2553700516501" calcext:value-type="float">
            <text:p>0.952553700516501</text:p>
          </table:table-cell>
          <table:table-cell office:value-type="float" office:value="0.970697477691788" calcext:value-type="float">
            <text:p>0.970697477691788</text:p>
          </table:table-cell>
          <table:table-cell office:value-type="float" office:value="0.929152647275832" calcext:value-type="float">
            <text:p>0.92915264727583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41492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5]+[.$C25]-1" office:value-type="float" office:value="0.923251178208289" calcext:value-type="float">
            <text:p>0.923251178208289</text:p>
          </table:table-cell>
          <table:table-cell table:formula="of:=1-[.I25]" office:value-type="float" office:value="0.0767488217917109" calcext:value-type="float">
            <text:p>0.076748821791710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098241159255" calcext:value-type="float">
            <text:p>0.998098241159255</text:p>
          </table:table-cell>
          <table:table-cell office:value-type="float" office:value="0.904513276492292" calcext:value-type="float">
            <text:p>0.904513276492292</text:p>
          </table:table-cell>
          <table:table-cell office:value-type="float" office:value="0.902648271314299" calcext:value-type="float">
            <text:p>0.90264827131429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04862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6]+[.$C26]-1" office:value-type="float" office:value="0.902611517651547" calcext:value-type="float">
            <text:p>0.902611517651547</text:p>
          </table:table-cell>
          <table:table-cell table:formula="of:=1-[.I26]" office:value-type="float" office:value="0.097388482348453" calcext:value-type="float">
            <text:p>0.09738848234845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54528025271" calcext:value-type="float">
            <text:p>0.9954528025271</text:p>
          </table:table-cell>
          <table:table-cell office:value-type="float" office:value="0.993045822094226" calcext:value-type="float">
            <text:p>0.993045822094226</text:p>
          </table:table-cell>
          <table:table-cell office:value-type="float" office:value="0.988594810144826" calcext:value-type="float">
            <text:p>0.98859481014482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801883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7]+[.$C27]-1" office:value-type="float" office:value="0.988498624621326" calcext:value-type="float">
            <text:p>0.988498624621326</text:p>
          </table:table-cell>
          <table:table-cell table:formula="of:=1-[.I27]" office:value-type="float" office:value="0.0115013753786739" calcext:value-type="float">
            <text:p>0.011501375378673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2031453435076" calcext:value-type="float">
            <text:p>0.992031453435076</text:p>
          </table:table-cell>
          <table:table-cell office:value-type="float" office:value="0.991988861808235" calcext:value-type="float">
            <text:p>0.991988861808235</text:p>
          </table:table-cell>
          <table:table-cell office:value-type="float" office:value="0.984313519720329" calcext:value-type="float">
            <text:p>0.98431351972032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6263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8]+[.$C28]-1" office:value-type="float" office:value="0.984020315243311" calcext:value-type="float">
            <text:p>0.984020315243311</text:p>
          </table:table-cell>
          <table:table-cell table:formula="of:=1-[.I28]" office:value-type="float" office:value="0.0159796847566889" calcext:value-type="float">
            <text:p>0.015979684756688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9487565220274" calcext:value-type="float">
            <text:p>0.99487565220274</text:p>
          </table:table-cell>
          <table:table-cell office:value-type="float" office:value="0.989093742608025" calcext:value-type="float">
            <text:p>0.989093742608025</text:p>
          </table:table-cell>
          <table:table-cell office:value-type="float" office:value="0.984211276107677" calcext:value-type="float">
            <text:p>0.98421127610767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3597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9]+[.$C29]-1" office:value-type="float" office:value="0.983969394810765" calcext:value-type="float">
            <text:p>0.983969394810765</text:p>
          </table:table-cell>
          <table:table-cell table:formula="of:=1-[.I29]" office:value-type="float" office:value="0.0160306051892349" calcext:value-type="float">
            <text:p>0.016030605189234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3764827912662" calcext:value-type="float">
            <text:p>0.993764827912662</text:p>
          </table:table-cell>
          <table:table-cell office:value-type="float" office:value="0.987467494215241" calcext:value-type="float">
            <text:p>0.987467494215241</text:p>
          </table:table-cell>
          <table:table-cell office:value-type="float" office:value="0.981316251128356" calcext:value-type="float">
            <text:p>0.98131625112835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92234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0]+[.$C30]-1" office:value-type="float" office:value="0.981232322127903" calcext:value-type="float">
            <text:p>0.981232322127903</text:p>
          </table:table-cell>
          <table:table-cell table:formula="of:=1-[.I30]" office:value-type="float" office:value="0.0187676778720971" calcext:value-type="float">
            <text:p>0.018767677872097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92093620043278" calcext:value-type="float">
            <text:p>0.992093620043278</text:p>
          </table:table-cell>
          <table:table-cell office:value-type="float" office:value="0.986833465504659" calcext:value-type="float">
            <text:p>0.986833465504659</text:p>
          </table:table-cell>
          <table:table-cell office:value-type="float" office:value="0.979194495205483" calcext:value-type="float">
            <text:p>0.97919449520548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70560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1]+[.$C31]-1" office:value-type="float" office:value="0.978927085547937" calcext:value-type="float">
            <text:p>0.978927085547937</text:p>
          </table:table-cell>
          <table:table-cell table:formula="of:=1-[.I31]" office:value-type="float" office:value="0.0210729144520632" calcext:value-type="float">
            <text:p>0.021072914452063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6903229954712" calcext:value-type="float">
            <text:p>0.986903229954712</text:p>
          </table:table-cell>
          <table:table-cell office:value-type="float" office:value="0.991198775832127" calcext:value-type="float">
            <text:p>0.991198775832127</text:p>
          </table:table-cell>
          <table:table-cell office:value-type="float" office:value="0.978277456798349" calcext:value-type="float">
            <text:p>0.97827745679834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7612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2]+[.$C32]-1" office:value-type="float" office:value="0.978102005786839" calcext:value-type="float">
            <text:p>0.978102005786839</text:p>
          </table:table-cell>
          <table:table-cell table:formula="of:=1-[.I32]" office:value-type="float" office:value="0.021897994213161" calcext:value-type="float">
            <text:p>0.02189799421316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0154962769101" calcext:value-type="float">
            <text:p>0.990154962769101</text:p>
          </table:table-cell>
          <table:table-cell office:value-type="float" office:value="0.987703730737868" calcext:value-type="float">
            <text:p>0.987703730737868</text:p>
          </table:table-cell>
          <table:table-cell office:value-type="float" office:value="0.978033648446778" calcext:value-type="float">
            <text:p>0.97803364844677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81387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3]+[.$C33]-1" office:value-type="float" office:value="0.977858693506969" calcext:value-type="float">
            <text:p>0.977858693506969</text:p>
          </table:table-cell>
          <table:table-cell table:formula="of:=1-[.I33]" office:value-type="float" office:value="0.0221413064930309" calcext:value-type="float">
            <text:p>0.02214130649303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0136360846886" calcext:value-type="float">
            <text:p>0.990136360846886</text:p>
          </table:table-cell>
          <table:table-cell office:value-type="float" office:value="0.984531495566962" calcext:value-type="float">
            <text:p>0.984531495566962</text:p>
          </table:table-cell>
          <table:table-cell office:value-type="float" office:value="0.975311750061534" calcext:value-type="float">
            <text:p>0.97531175006153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543338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4]+[.$C34]-1" office:value-type="float" office:value="0.974667856413848" calcext:value-type="float">
            <text:p>0.974667856413848</text:p>
          </table:table-cell>
          <table:table-cell table:formula="of:=1-[.I34]" office:value-type="float" office:value="0.025332143586152" calcext:value-type="float">
            <text:p>0.02533214358615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8627162705679" calcext:value-type="float">
            <text:p>0.988627162705679</text:p>
          </table:table-cell>
          <table:table-cell office:value-type="float" office:value="0.985323996086767" calcext:value-type="float">
            <text:p>0.985323996086767</text:p>
          </table:table-cell>
          <table:table-cell office:value-type="float" office:value="0.974330346535699" calcext:value-type="float">
            <text:p>0.97433034653569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968758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5]+[.$C35]-1" office:value-type="float" office:value="0.973951158792446" calcext:value-type="float">
            <text:p>0.973951158792446</text:p>
          </table:table-cell>
          <table:table-cell table:formula="of:=1-[.I35]" office:value-type="float" office:value="0.0260488412075541" calcext:value-type="float">
            <text:p>0.026048841207554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9064581787948" calcext:value-type="float">
            <text:p>0.989064581787948</text:p>
          </table:table-cell>
          <table:table-cell office:value-type="float" office:value="0.980003089483423" calcext:value-type="float">
            <text:p>0.980003089483423</text:p>
          </table:table-cell>
          <table:table-cell office:value-type="float" office:value="0.969635906874394" calcext:value-type="float">
            <text:p>0.96963590687439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592624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6]+[.$C36]-1" office:value-type="float" office:value="0.969067671271371" calcext:value-type="float">
            <text:p>0.969067671271371</text:p>
          </table:table-cell>
          <table:table-cell table:formula="of:=1-[.I36]" office:value-type="float" office:value="0.0309323287286292" calcext:value-type="float">
            <text:p>0.030932328728629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72704005257178" calcext:value-type="float">
            <text:p>0.972704005257178</text:p>
          </table:table-cell>
          <table:table-cell office:value-type="float" office:value="0.993654622854053" calcext:value-type="float">
            <text:p>0.993654622854053</text:p>
          </table:table-cell>
          <table:table-cell office:value-type="float" office:value="0.966601873758505" calcext:value-type="float">
            <text:p>0.96660187375850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68608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7]+[.$C37]-1" office:value-type="float" office:value="0.966358628111231" calcext:value-type="float">
            <text:p>0.966358628111231</text:p>
          </table:table-cell>
          <table:table-cell table:formula="of:=1-[.I37]" office:value-type="float" office:value="0.0336413718887689" calcext:value-type="float">
            <text:p>0.033641371888768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873244010954" calcext:value-type="float">
            <text:p>0.96873244010954</text:p>
          </table:table-cell>
          <table:table-cell office:value-type="float" office:value="0.9938148790639" calcext:value-type="float">
            <text:p>0.9938148790639</text:p>
          </table:table-cell>
          <table:table-cell office:value-type="float" office:value="0.962748901677067" calcext:value-type="float">
            <text:p>0.96274890167706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883344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8]+[.$C38]-1" office:value-type="float" office:value="0.96254731917344" calcext:value-type="float">
            <text:p>0.96254731917344</text:p>
          </table:table-cell>
          <table:table-cell table:formula="of:=1-[.I38]" office:value-type="float" office:value="0.0374526808265601" calcext:value-type="float">
            <text:p>0.037452680826560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224225575369" calcext:value-type="float">
            <text:p>0.99224225575369</text:p>
          </table:table-cell>
          <table:table-cell office:value-type="float" office:value="0.966275796850689" calcext:value-type="float">
            <text:p>0.966275796850689</text:p>
          </table:table-cell>
          <table:table-cell office:value-type="float" office:value="0.959039983289406" calcext:value-type="float">
            <text:p>0.95903998328940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2030082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9]+[.$C39]-1" office:value-type="float" office:value="0.958518052604379" calcext:value-type="float">
            <text:p>0.958518052604379</text:p>
          </table:table-cell>
          <table:table-cell table:formula="of:=1-[.I39]" office:value-type="float" office:value="0.0414819473956212" calcext:value-type="float">
            <text:p>0.041481947395621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66627120209857" calcext:value-type="float">
            <text:p>0.966627120209857</text:p>
          </table:table-cell>
          <table:table-cell office:value-type="float" office:value="0.991376348830458" calcext:value-type="float">
            <text:p>0.991376348830458</text:p>
          </table:table-cell>
          <table:table-cell office:value-type="float" office:value="0.958816735056007" calcext:value-type="float">
            <text:p>0.95881673505600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23918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0]+[.$C40]-1" office:value-type="float" office:value="0.958003469040315" calcext:value-type="float">
            <text:p>0.958003469040315</text:p>
          </table:table-cell>
          <table:table-cell table:formula="of:=1-[.I40]" office:value-type="float" office:value="0.041996530959685" calcext:value-type="float">
            <text:p>0.04199653095968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68219123901674" calcext:value-type="float">
            <text:p>0.968219123901674</text:p>
          </table:table-cell>
          <table:table-cell office:value-type="float" office:value="0.983040097784856" calcext:value-type="float">
            <text:p>0.983040097784856</text:p>
          </table:table-cell>
          <table:table-cell office:value-type="float" office:value="0.952653968242468" calcext:value-type="float">
            <text:p>0.95265396824246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2366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1]+[.$C41]-1" office:value-type="float" office:value="0.95125922168653" calcext:value-type="float">
            <text:p>0.95125922168653</text:p>
          </table:table-cell>
          <table:table-cell table:formula="of:=1-[.I41]" office:value-type="float" office:value="0.0487407783134701" calcext:value-type="float">
            <text:p>0.048740778313470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5182030033816" calcext:value-type="float">
            <text:p>0.975182030033816</text:p>
          </table:table-cell>
          <table:table-cell office:value-type="float" office:value="0.975086890364463" calcext:value-type="float">
            <text:p>0.975086890364463</text:p>
          </table:table-cell>
          <table:table-cell office:value-type="float" office:value="0.952205370470166" calcext:value-type="float">
            <text:p>0.952205370470166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25323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2]+[.$C42]-1" office:value-type="float" office:value="0.950268920398279" calcext:value-type="float">
            <text:p>0.950268920398279</text:p>
          </table:table-cell>
          <table:table-cell table:formula="of:=1-[.I42]" office:value-type="float" office:value="0.049731079601721" calcext:value-type="float">
            <text:p>0.04973107960172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0968521352328" calcext:value-type="float">
            <text:p>0.980968521352328</text:p>
          </table:table-cell>
          <table:table-cell office:value-type="float" office:value="0.968530689410663" calcext:value-type="float">
            <text:p>0.968530689410663</text:p>
          </table:table-cell>
          <table:table-cell office:value-type="float" office:value="0.951953771427615" calcext:value-type="float">
            <text:p>0.95195377142761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136491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3]+[.$C43]-1" office:value-type="float" office:value="0.949499210762991" calcext:value-type="float">
            <text:p>0.949499210762991</text:p>
          </table:table-cell>
          <table:table-cell table:formula="of:=1-[.I43]" office:value-type="float" office:value="0.0505007892370091" calcext:value-type="float">
            <text:p>0.050500789237009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7760881347601" calcext:value-type="float">
            <text:p>0.97760881347601</text:p>
          </table:table-cell>
          <table:table-cell office:value-type="float" office:value="0.970140510866458" calcext:value-type="float">
            <text:p>0.970140510866458</text:p>
          </table:table-cell>
          <table:table-cell office:value-type="float" office:value="0.949087143478858" calcext:value-type="float">
            <text:p>0.94908714347885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69077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4]+[.$C44]-1" office:value-type="float" office:value="0.947749324342468" calcext:value-type="float">
            <text:p>0.947749324342468</text:p>
          </table:table-cell>
          <table:table-cell table:formula="of:=1-[.I44]" office:value-type="float" office:value="0.0522506756575321" calcext:value-type="float">
            <text:p>0.052250675657532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9567053567883" calcext:value-type="float">
            <text:p>0.969567053567883</text:p>
          </table:table-cell>
          <table:table-cell office:value-type="float" office:value="0.964964022799692" calcext:value-type="float">
            <text:p>0.964964022799692</text:p>
          </table:table-cell>
          <table:table-cell office:value-type="float" office:value="0.936944436745404" calcext:value-type="float">
            <text:p>0.93694443674540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88191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5]+[.$C45]-1" office:value-type="float" office:value="0.934531076367575" calcext:value-type="float">
            <text:p>0.934531076367575</text:p>
          </table:table-cell>
          <table:table-cell table:formula="of:=1-[.I45]" office:value-type="float" office:value="0.0654689236324251" calcext:value-type="float">
            <text:p>0.065468923632425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8924708792064" calcext:value-type="float">
            <text:p>0.958924708792064</text:p>
          </table:table-cell>
          <table:table-cell office:value-type="float" office:value="0.976470546485543" calcext:value-type="float">
            <text:p>0.976470546485543</text:p>
          </table:table-cell>
          <table:table-cell office:value-type="float" office:value="0.936753971961902" calcext:value-type="float">
            <text:p>0.93675397196190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3246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6]+[.$C46]-1" office:value-type="float" office:value="0.935395255277607" calcext:value-type="float">
            <text:p>0.935395255277607</text:p>
          </table:table-cell>
          <table:table-cell table:formula="of:=1-[.I46]" office:value-type="float" office:value="0.064604744722393" calcext:value-type="float">
            <text:p>0.06460474472239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90596072038766" calcext:value-type="float">
            <text:p>0.990596072038766</text:p>
          </table:table-cell>
          <table:table-cell office:value-type="float" office:value="0.941399076697118" calcext:value-type="float">
            <text:p>0.941399076697118</text:p>
          </table:table-cell>
          <table:table-cell office:value-type="float" office:value="0.932756543777763" calcext:value-type="float">
            <text:p>0.93275654377776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21617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7]+[.$C47]-1" office:value-type="float" office:value="0.931995148735884" calcext:value-type="float">
            <text:p>0.931995148735884</text:p>
          </table:table-cell>
          <table:table-cell table:formula="of:=1-[.I47]" office:value-type="float" office:value="0.068004851264116" calcext:value-type="float">
            <text:p>0.06800485126411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5303038488191" calcext:value-type="float">
            <text:p>0.945303038488191</text:p>
          </table:table-cell>
          <table:table-cell office:value-type="float" office:value="0.985633248929806" calcext:value-type="float">
            <text:p>0.985633248929806</text:p>
          </table:table-cell>
          <table:table-cell office:value-type="float" office:value="0.932212433387842" calcext:value-type="float">
            <text:p>0.93221243338784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15900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8]+[.$C48]-1" office:value-type="float" office:value="0.930936287417997" calcext:value-type="float">
            <text:p>0.930936287417997</text:p>
          </table:table-cell>
          <table:table-cell table:formula="of:=1-[.I48]" office:value-type="float" office:value="0.0690637125820031" calcext:value-type="float">
            <text:p>0.069063712582003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43194189184878" calcext:value-type="float">
            <text:p>0.943194189184878</text:p>
          </table:table-cell>
          <table:table-cell office:value-type="float" office:value="0.970759543689956" calcext:value-type="float">
            <text:p>0.970759543689956</text:p>
          </table:table-cell>
          <table:table-cell office:value-type="float" office:value="0.922523433400771" calcext:value-type="float">
            <text:p>0.92252343340077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96128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9]+[.$C49]-1" office:value-type="float" office:value="0.913953732874834" calcext:value-type="float">
            <text:p>0.913953732874834</text:p>
          </table:table-cell>
          <table:table-cell table:formula="of:=1-[.I49]" office:value-type="float" office:value="0.0860462671251661" calcext:value-type="float">
            <text:p>0.086046267125166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61365576559341" calcext:value-type="float">
            <text:p>0.961365576559341</text:p>
          </table:table-cell>
          <table:table-cell office:value-type="float" office:value="0.957647212454202" calcext:value-type="float">
            <text:p>0.957647212454202</text:p>
          </table:table-cell>
          <table:table-cell office:value-type="float" office:value="0.921614182048438" calcext:value-type="float">
            <text:p>0.92161418204843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2050920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0]+[.$C50]-1" office:value-type="float" office:value="0.919012789013543" calcext:value-type="float">
            <text:p>0.919012789013543</text:p>
          </table:table-cell>
          <table:table-cell table:formula="of:=1-[.I50]" office:value-type="float" office:value="0.0809872109864571" calcext:value-type="float">
            <text:p>0.080987210986457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588951546572" calcext:value-type="float">
            <text:p>0.93588951546572</text:p>
          </table:table-cell>
          <table:table-cell office:value-type="float" office:value="0.9708915811858" calcext:value-type="float">
            <text:p>0.9708915811858</text:p>
          </table:table-cell>
          <table:table-cell office:value-type="float" office:value="0.907242048607314" calcext:value-type="float">
            <text:p>0.90724204860731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20411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1]+[.$C51]-1" office:value-type="float" office:value="0.90678109665152" calcext:value-type="float">
            <text:p>0.90678109665152</text:p>
          </table:table-cell>
          <table:table-cell table:formula="of:=1-[.I51]" office:value-type="float" office:value="0.09321890334848" calcext:value-type="float">
            <text:p>0.0932189033484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9574883581193" calcext:value-type="float">
            <text:p>0.989574883581193</text:p>
          </table:table-cell>
          <table:table-cell office:value-type="float" office:value="0.956869455533937" calcext:value-type="float">
            <text:p>0.956869455533937</text:p>
          </table:table-cell>
          <table:table-cell office:value-type="float" office:value="0.946807855882183" calcext:value-type="float">
            <text:p>0.946807855882183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2]+[.$C52]-1" office:value-type="float" office:value="0.94644433911513" calcext:value-type="float">
            <text:p>0.94644433911513</text:p>
          </table:table-cell>
          <table:table-cell table:formula="of:=1-[.I52]" office:value-type="float" office:value="0.05355566088487" calcext:value-type="float">
            <text:p>0.05355566088487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0838664317755" calcext:value-type="float">
            <text:p>0.90838664317755</text:p>
          </table:table-cell>
          <table:table-cell office:value-type="float" office:value="0.880574443824535" calcext:value-type="float">
            <text:p>0.880574443824535</text:p>
          </table:table-cell>
          <table:table-cell office:value-type="float" office:value="0.837590562907122" calcext:value-type="float">
            <text:p>0.837590562907122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1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3]+[.$C53]-1" office:value-type="float" office:value="0.788961087002085" calcext:value-type="float">
            <text:p>0.788961087002085</text:p>
          </table:table-cell>
          <table:table-cell table:formula="of:=1-[.I53]" office:value-type="float" office:value="0.211038912997915" calcext:value-type="float">
            <text:p>0.21103891299791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77195729537367" calcext:value-type="float">
            <text:p>0.977195729537367</text:p>
          </table:table-cell>
          <table:table-cell office:value-type="float" office:value="0.949366982322781" calcext:value-type="float">
            <text:p>0.949366982322781</text:p>
          </table:table-cell>
          <table:table-cell office:value-type="float" office:value="0.927896919273347" calcext:value-type="float">
            <text:p>0.927896919273347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1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4]+[.$C54]-1" office:value-type="float" office:value="0.926562711860148" calcext:value-type="float">
            <text:p>0.926562711860148</text:p>
          </table:table-cell>
          <table:table-cell table:formula="of:=1-[.I54]" office:value-type="float" office:value="0.073437288139852" calcext:value-type="float">
            <text:p>0.07343728813985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9671220537457" calcext:value-type="float">
            <text:p>0.989671220537457</text:p>
          </table:table-cell>
          <table:table-cell office:value-type="float" office:value="0.951026573515165" calcext:value-type="float">
            <text:p>0.951026573515165</text:p>
          </table:table-cell>
          <table:table-cell office:value-type="float" office:value="0.941036471451034" calcext:value-type="float">
            <text:p>0.941036471451034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5]+[.$C55]-1" office:value-type="float" office:value="0.940697794052622" calcext:value-type="float">
            <text:p>0.940697794052622</text:p>
          </table:table-cell>
          <table:table-cell table:formula="of:=1-[.I55]" office:value-type="float" office:value="0.059302205947378" calcext:value-type="float">
            <text:p>0.05930220594737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lot4_KS_vs_GT_performance_comparison_20250820-111111_EMUsort,Kilosort4,MUedit_25,25,4'.A2:'plot4_KS_vs_GT_performance_comparison_20250820-111111_EMUsort,Kilosort4,MUedit_25,25,4'.G5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1T14:31:07.031560821</dc:date>
    <meta:editing-duration>PT1H44M49S</meta:editing-duration>
    <meta:editing-cycles>6</meta:editing-cycles>
    <meta:generator>LibreOffice/7.3.7.2$Linux_X86_64 LibreOffice_project/30$Build-2</meta:generator>
    <meta:document-statistic meta:table-count="1" meta:cell-count="557" meta:object-count="0"/>
    <meta:user-defined meta:name=""/>
  </office:meta>
</office:document-meta>
</file>